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Cantarell2" svg:font-family="Cantarell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1" svg:font-family="'Noto Sans'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TexMaths Roman" svg:font-family="'TexMaths Roman'" style:font-pitch="variable"/>
    <style:font-face style:name="TexMaths Roman1" svg:font-family="'TexMaths Roman'"/>
    <style:font-face style:name="TexMaths Symbols" svg:font-family="'TexMaths Symbols'" style:font-pitch="variable"/>
    <style:font-face style:name="TexMaths Symbols1" svg:font-family="'TexMaths Symbols'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13cm" fo:min-width="0.363cm" fo:wrap-option="wrap" style:writing-mode="lr-tb"/>
      <style:paragraph-properties style:writing-mode="lr-tb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svg:stroke-width="0.127cm" draw:marker-start-width="0.381cm" draw:marker-end-width="0.381cm" draw:textarea-horizontal-align="justify" draw:textarea-vertical-align="middle" draw:auto-grow-height="false" fo:min-height="0.702cm" fo:min-width="0.451cm" fo:padding-top="0.188cm" fo:padding-bottom="0.188cm" fo:padding-left="0.313cm" fo:padding-right="0.313cm" fo:wrap-option="wrap"/>
    </style:style>
    <style:style style:name="gr4" style:family="graphic" style:parent-style-name="standard">
      <style:graphic-properties svg:stroke-width="0.127cm" draw:marker-start-width="0.381cm" draw:marker-end-width="0.381cm" draw:textarea-horizontal-align="justify" draw:textarea-vertical-align="middle" draw:auto-grow-height="false" fo:min-height="0.591cm" fo:min-width="0.34cm" fo:padding-top="0.188cm" fo:padding-bottom="0.188cm" fo:padding-left="0.313cm" fo:padding-right="0.313cm" fo:wrap-option="wrap" style:writing-mode="lr-tb"/>
      <style:paragraph-properties style:writing-mode="lr-tb"/>
    </style:style>
    <style:style style:name="gr5" style:family="graphic" style:parent-style-name="Text_20_A4">
      <style:graphic-properties draw:textarea-horizontal-align="left" draw:auto-grow-height="false" draw:auto-grow-width="false" draw:fit-to-size="false" style:shrink-to-fit="false" fo:min-height="0.318cm" fo:min-width="4.128cm"/>
      <style:paragraph-properties style:writing-mode="lr-tb"/>
    </style:style>
    <style:style style:name="gr6" style:family="graphic" style:parent-style-name="Title_20_A4">
      <style:graphic-properties draw:textarea-horizontal-align="left" draw:auto-grow-height="false" draw:auto-grow-width="false" draw:fit-to-size="false" style:shrink-to-fit="true" fo:min-height="0.635cm" fo:min-width="5.08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Arrowheads_20_10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16" style:family="graphic" style:parent-style-name="objectwithoutfill">
      <style:graphic-properties draw:marker-end="Arrowheads_20_53" draw:marker-end-width="0.3cm" draw:fill="none" draw:textarea-vertical-align="middle"/>
    </style:style>
    <style:style style:name="gr17" style:family="graphic" style:parent-style-name="objectwithoutfill">
      <style:graphic-properties draw:marker-end="Arrowheads_20_54" draw:marker-end-width="0.3cm" draw:fill="none" draw:textarea-vertical-align="middle"/>
    </style:style>
    <style:style style:name="gr18" style:family="graphic" style:parent-style-name="objectwithoutfill">
      <style:graphic-properties draw:marker-end="Arrowheads_20_55" draw:marker-end-width="0.3cm" draw:fill="none" draw:textarea-vertical-align="middle"/>
    </style:style>
    <style:style style:name="gr19" style:family="graphic" style:parent-style-name="objectwithoutfill">
      <style:graphic-properties draw:marker-end="Arrowheads_20_56" draw:marker-end-width="0.3cm" draw:fill="none" draw:textarea-vertical-align="middle"/>
    </style:style>
    <style:style style:name="gr20" style:family="graphic" style:parent-style-name="objectwithoutfill">
      <style:graphic-properties draw:marker-end="Arrowheads_20_57" draw:marker-end-width="0.3cm" draw:fill="none" draw:textarea-vertical-align="middle"/>
    </style:style>
    <style:style style:name="gr21" style:family="graphic" style:parent-style-name="objectwithoutfill">
      <style:graphic-properties draw:marker-end="Arrowheads_20_58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76cm"/>
      <style:paragraph-properties style:writing-mode="lr-tb"/>
    </style:style>
    <style:style style:name="gr23" style:family="graphic" style:parent-style-name="Purple_20_Object_20_without_20_fill">
      <style:graphic-properties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3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2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67cm"/>
      <style:paragraph-properties style:writing-mode="lr-tb"/>
    </style:style>
    <style:style style:name="gr28" style:family="graphic" style:parent-style-name="Green_20_Object_20_without_20_fill">
      <style:graphic-properties draw:textarea-vertical-align="middle"/>
    </style:style>
    <style:style style:name="gr29" style:family="graphic" style:parent-style-name="Green_20_Object_20_without_20_fill">
      <style:graphic-properties draw:textarea-vertical-align="middl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7cm" fo:min-width="0.167cm"/>
      <style:paragraph-properties style:writing-mode="lr-tb"/>
    </style:style>
    <style:style style:name="gr31" style:family="graphic" style:parent-style-name="Orange_20_Object_20_without_20_fill">
      <style:graphic-properties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476cm"/>
      <style:paragraph-properties style:writing-mode="lr-tb"/>
    </style:style>
    <style:style style:name="gr33" style:family="graphic" style:parent-style-name="standard">
      <style:graphic-properties draw:stroke="none" draw:fill-color="#ff5429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style:font-name="TexMaths Symbol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2" style:family="paragraph">
      <style:paragraph-properties fo:text-align="center" style:writing-mode="lr-tb"/>
      <style:text-properties style:font-name="TexMaths Symbol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text-properties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use-window-font-color="true" loext:opacity="0%" loext:color-lum-mod="100%" loext:color-lum-off="0%"/>
    </style:style>
    <style:style style:name="P11" style:family="paragraph">
      <loext:graphic-properties draw:fill-color="#ff5429"/>
      <style:paragraph-properties fo:text-align="center"/>
    </style:style>
    <style:style style:name="T1" style:family="text">
      <style:text-properties style:font-name="TexMaths Symbols1" fo:font-size="8pt" fo:font-style="normal" style:text-underline-style="none" fo:font-weight="normal" style:font-name-asian="TexMaths Symbols1" style:font-size-asian="8pt" style:font-style-asian="normal" style:font-weight-asian="normal" style:font-name-complex="TexMaths Symbols1" style:font-size-complex="8pt" style:font-style-complex="normal" style:font-weight-complex="normal"/>
    </style:style>
    <style:style style:name="T2" style:family="text">
      <style:text-properties style:text-position="-8% 58%" style:font-name="TexMaths Symbols1" fo:font-size="8pt" fo:font-style="normal" style:text-underline-style="none" fo:font-weight="normal" style:font-name-asian="TexMaths Symbols1" style:font-size-asian="8pt" style:font-style-asian="normal" style:font-weight-asian="normal" style:font-name-complex="TexMaths Symbols1" style:font-size-complex="8pt" style:font-style-complex="normal" style:font-weight-complex="normal"/>
    </style:style>
    <style:style style:name="T3" style:family="text">
      <style:text-properties style:text-position="0% 100%" style:font-name="TexMaths Symbols1" fo:font-style="normal" style:text-underline-style="none" fo:font-weight="normal" style:font-name-asian="TexMaths Symbols1" style:font-size-asian="10pt" style:font-style-asian="normal" style:font-weight-asian="normal" style:font-name-complex="TexMaths Symbols1" style:font-size-complex="10pt" style:font-style-complex="normal" style:font-weight-complex="normal"/>
    </style:style>
    <style:style style:name="T4" style:family="text">
      <style:text-properties style:text-position="0% 100%" style:font-name="TexMaths Symbols1" fo:font-size="10pt" fo:font-style="normal" style:text-underline-style="none" fo:font-weight="normal" style:font-name-asian="TexMaths Symbols1" style:font-size-asian="10pt" style:font-style-asian="normal" style:font-weight-asian="normal" style:font-name-complex="TexMaths Symbols1" style:font-size-complex="10pt" style:font-style-complex="normal" style:font-weight-complex="normal"/>
    </style:style>
    <style:style style:name="T5" style:family="text">
      <style:text-properties style:text-position="0% 100%" style:font-name="TexMaths Symbols1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6" style:family="text">
      <style:text-properties style:text-position="0% 100%" style:font-name="TexMaths Roman1" fo:font-style="normal" style:text-underline-style="none" fo:font-weight="normal" style:font-name-asian="TexMaths Roman1" style:font-size-asian="18pt" style:font-style-asian="normal" style:font-weight-asian="normal" style:font-name-complex="TexMaths Roman1" style:font-size-complex="18pt" style:font-style-complex="normal" style:font-weight-complex="normal"/>
    </style:style>
    <style:style style:name="T7" style:family="text">
      <style:text-properties style:text-position="0% 100%" style:font-name="TexMaths Roman1" fo:font-style="normal" style:text-underline-style="none" fo:font-weight="normal" style:font-name-asian="TexMaths Roman1" style:font-size-asian="10pt" style:font-style-asian="normal" style:font-weight-asian="normal" style:font-name-complex="TexMaths Roman1" style:font-size-complex="10pt" style:font-style-complex="normal" style:font-weight-complex="normal"/>
    </style:style>
    <style:style style:name="T8" style:family="text">
      <style:text-properties style:font-name="TexMaths Symbols1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9" style:family="text">
      <style:text-properties style:font-name="TexMaths Roman1" fo:font-style="normal" style:text-underline-style="none" fo:font-weight="normal" style:font-name-asian="TexMaths Roman1" style:font-size-asian="18pt" style:font-style-asian="normal" style:font-weight-asian="normal" style:font-name-complex="TexMaths Roman1" style:font-size-complex="18pt" style:font-style-complex="normal" style:font-weight-complex="normal"/>
    </style:style>
    <style:style style:name="T10" style:family="text">
      <style:text-properties style:text-position="-8% 58%" style:font-name="TexMaths Symbols1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11" style:family="text">
      <style:text-properties style:text-position="0% 100%" style:font-name="Liberation Sans2" fo:font-style="normal" style:text-underline-style="none" fo:font-weight="normal" style:font-name-asian="Liberation Sans2" style:font-size-asian="18pt" style:font-style-asian="normal" style:font-weight-asian="normal" style:font-name-complex="Liberation Sans2" style:font-size-complex="18pt" style:font-style-complex="normal" style:font-weight-complex="normal"/>
    </style:style>
    <style:style style:name="T12" style:family="text">
      <style:text-properties style:use-window-font-color="true" loext:opacity="0%"/>
    </style:style>
    <style:style style:name="T13" style:family="text">
      <style:text-properties style:font-name="TexMaths Symbols1" fo:font-size="6pt" fo:font-style="normal" style:text-underline-style="none" fo:font-weight="normal" style:font-name-asian="TexMaths Symbols1" style:font-size-asian="6pt" style:font-style-asian="normal" style:font-weight-asian="normal" style:font-name-complex="TexMaths Symbols1" style:font-size-complex="6pt" style:font-style-complex="normal" style:font-weight-complex="normal"/>
    </style:style>
    <style:style style:name="T14" style:family="text">
      <style:text-properties style:font-name="Liberation Sans2" fo:font-size="6pt" fo:font-style="normal" style:text-underline-style="none" fo:font-weight="normal" style:font-name-asian="Liberation Sans2" style:font-size-asian="6pt" style:font-style-asian="normal" style:font-weight-asian="normal" style:font-name-complex="Liberation Sans2" style:font-size-complex="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19cm" svg:height="1.219cm" svg:x="1.618cm" svg:y="14.652cm">
          <text:p text:style-name="P1"><text:span text:style-name="T1">q</text:span><text:span text:style-name="T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 xml:id="id19" draw:id="id19">
          <draw:custom-shape draw:style-name="gr3" draw:text-style-name="P3" draw:layer="layout" svg:width="1.523cm" svg:height="1.524cm" draw:transform="skewX (0.000698131700797732) translate (15.669cm 15.3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366cm" svg:height="1.367cm" draw:transform="skewX (0.000698131700797732) translate (15.748cm 15.43cm)">
            <text:p text:style-name="P1"><text:span text:style-name="T1">q</text:span><text:span text:style-name="T2">1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layer="layout" svg:width="16.694cm" svg:height="0.831cm" svg:x="2.153cm" svg:y="2.27cm">
          <draw:text-box>
            <text:p text:style-name="P4"><text:span text:style-name="T3">a=w, </text:span><text:span text:style-name="T4">up, s, down, a, left, d, </text:span><text:span text:style-name="T3">right</text:span></text:p>
            <text:p text:style-name="P4"><text:span text:style-name="T3"/></text:p>
            <text:p text:style-name="P4"><text:span text:style-name="T5">Σ=</text:span><text:span text:style-name="T6">{</text:span><text:span text:style-name="T5">y, unlock, a, c, m, open, exit</text:span><text:span text:style-name="T6">} (caseless check)</text:span></text:p>
            <text:p text:style-name="P4"><text:span text:style-name="T5">δ: Transition Function</text:span></text:p>
            <text:p text:style-name="P4"><text:span text:style-name="T7"/></text:p>
            <text:p><text:span text:style-name="T8">L(D)=</text:span><text:span text:style-name="T9">{y, unlock, {mandatory a, c, m and optional y, unlock in any order; repetition is possible}, open}</text:span></text:p>
            <text:p><text:span text:style-name="T8">Q=</text:span><text:span text:style-name="T9">{</text:span><text:span text:style-name="T8">q</text:span><text:span text:style-name="T10">0</text:span><text:span text:style-name="T5">, q</text:span><text:span text:style-name="T10">1</text:span><text:span text:style-name="T5">, q</text:span><text:span text:style-name="T10">2</text:span><text:span text:style-name="T5">, q</text:span><text:span text:style-name="T10">3</text:span><text:span text:style-name="T5">, q</text:span><text:span text:style-name="T10">4</text:span><text:span text:style-name="T5">, q</text:span><text:span text:style-name="T10">5</text:span><text:span text:style-name="T5">, q</text:span><text:span text:style-name="T10">6</text:span><text:span text:style-name="T5">, q</text:span><text:span text:style-name="T10">7</text:span><text:span text:style-name="T5">, q</text:span><text:span text:style-name="T10">8</text:span><text:span text:style-name="T5">, q</text:span><text:span text:style-name="T10">9</text:span><text:span text:style-name="T5">, q</text:span><text:span text:style-name="T10">10</text:span><text:span text:style-name="T5">, q</text:span><text:span text:style-name="T10">11</text:span><text:span text:style-name="T5">, q</text:span><text:span text:style-name="T10">12</text:span><text:span text:style-name="T5">, q</text:span><text:span text:style-name="T10">13</text:span><text:span text:style-name="T5">, q</text:span><text:span text:style-name="T10">14</text:span><text:span text:style-name="T5">, q</text:span><text:span text:style-name="T10">15</text:span><text:span text:style-name="T5">, q</text:span><text:span text:style-name="T10">16</text:span><text:span text:style-name="T5">, q</text:span><text:span text:style-name="T10">17</text:span><text:span text:style-name="T5">, q</text:span><text:span text:style-name="T10">18</text:span><text:span text:style-name="T5">, q</text:span><text:span text:style-name="T10">19</text:span><text:span text:style-name="T5">, q</text:span><text:span text:style-name="T10">20</text:span><text:span text:style-name="T6">}</text:span></text:p>
            <text:p text:style-name="P4"><text:span text:style-name="T6"/></text:p>
            <text:p text:style-name="P4"><text:span text:style-name="T5">F=</text:span><text:span text:style-name="T6">{</text:span><text:span text:style-name="T5">q</text:span><text:span text:style-name="T10">18</text:span><text:span text:style-name="T6">}</text:span></text:p>
          </draw:text-box>
        </draw:frame>
        <draw:frame draw:style-name="gr6" draw:text-style-name="P5" draw:layer="layout" svg:width="5.446cm" svg:height="0.818cm" svg:x="7.777cm" svg:y="1cm">
          <draw:text-box>
            <text:p><text:span text:style-name="T8">D=(Q, Σ, δ, q</text:span><text:span text:style-name="T10">0</text:span><text:span text:style-name="T5">, F)</text:span><text:span text:style-name="T11"> </text:span></text:p>
          </draw:text-box>
        </draw:frame>
        <draw:connector draw:style-name="gr7" draw:text-style-name="P6" draw:layer="layout" draw:type="line" svg:x1="1cm" svg:y1="15.272cm" svg:x2="1.618cm" svg:y2="15.262cm" draw:end-shape="id1" draw:end-glue-point="6" svg:d="M1000 15272l618-10" svg:viewBox="0 0 619 11">
          <text:p text:style-name="P3"/>
          <text:p text:style-name="P3"/>
          <text:p text:style-name="P3">START</text:p>
        </draw:connector>
        <draw:custom-shape draw:style-name="gr1" draw:text-style-name="P2" xml:id="id2" draw:id="id2" draw:layer="layout" svg:width="1.219cm" svg:height="1.219cm" svg:x="3.256cm" svg:y="14.652cm">
          <text:p text:style-name="P1"><text:span text:style-name="T1">q</text:span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svg:x1="2.837cm" svg:y1="15.262cm" svg:x2="3.256cm" svg:y2="15.262cm" draw:start-shape="id1" draw:start-glue-point="10" draw:end-shape="id2" draw:end-glue-point="6" svg:d="M2837 15262h419" svg:viewBox="0 0 420 1">
          <text:p text:style-name="P3"/>
          <text:p text:style-name="P3"/>
          <text:p text:style-name="P3">y</text:p>
        </draw:connector>
        <draw:custom-shape draw:style-name="gr1" draw:text-style-name="P2" xml:id="id3" draw:id="id3" draw:layer="layout" svg:width="1.219cm" svg:height="1.219cm" svg:x="5.745cm" svg:y="14.652cm">
          <text:p text:style-name="P1"><text:span text:style-name="T1">q</text:span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4.475cm" svg:y1="15.262cm" svg:x2="5.745cm" svg:y2="15.262cm" draw:start-shape="id2" draw:start-glue-point="10" draw:end-shape="id3" draw:end-glue-point="6" svg:d="M4475 15262h1270" svg:viewBox="0 0 1271 1">
          <text:p text:style-name="P7"/>
          <text:p text:style-name="P7"/>
          <text:p text:style-name="P7">unlock</text:p>
        </draw:connector>
        <draw:custom-shape draw:style-name="gr1" draw:text-style-name="P2" xml:id="id6" draw:id="id6" draw:layer="layout" svg:width="1.219cm" svg:height="1.219cm" svg:x="12.43cm" svg:y="10.207cm">
          <text:p text:style-name="P1"><text:span text:style-name="T1">q</text:span><text:span text:style-name="T2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219cm" svg:height="1.219cm" svg:x="10.525cm" svg:y="10.207cm">
          <text:p text:style-name="P1"><text:span text:style-name="T1">q</text:span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219cm" svg:height="1.219cm" svg:x="8.671cm" svg:y="10.207cm">
          <text:p text:style-name="P1"><text:span text:style-name="T1">q</text:span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219cm" svg:height="1.219cm" svg:x="12.43cm" svg:y="12.43cm">
          <text:p text:style-name="P1"><text:span text:style-name="T1">q</text:span><text:span text:style-name="T2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219cm" svg:height="1.219cm" svg:x="10.525cm" svg:y="12.43cm">
          <text:p text:style-name="P1"><text:span text:style-name="T1">q</text:span><text:span text:style-name="T2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svg:x1="6.355cm" svg:y1="14.652cm" svg:x2="8.671cm" svg:y2="10.817cm" draw:start-shape="id3" draw:start-glue-point="4" draw:end-shape="id4" draw:end-glue-point="6" svg:d="M6355 14652v-3835h2316" svg:viewBox="0 0 2317 3836">
          <text:p/>
        </draw:connector>
        <draw:connector draw:style-name="gr11" draw:text-style-name="P6" draw:layer="layout" svg:x1="9.89cm" svg:y1="10.817cm" svg:x2="10.525cm" svg:y2="10.817cm" draw:start-shape="id4" draw:start-glue-point="10" draw:end-shape="id5" draw:end-glue-point="6" svg:d="M9890 10817h635" svg:viewBox="0 0 636 1">
          <text:p text:style-name="P3"/>
          <text:p text:style-name="P3"/>
          <text:p text:style-name="P3">c</text:p>
        </draw:connector>
        <draw:connector draw:style-name="gr12" draw:text-style-name="P6" draw:layer="layout" svg:x1="11.744cm" svg:y1="10.817cm" svg:x2="12.43cm" svg:y2="10.817cm" draw:start-shape="id5" draw:start-glue-point="10" draw:end-shape="id6" draw:end-glue-point="6" svg:d="M11744 10817h686" svg:viewBox="0 0 687 1">
          <text:p text:style-name="P3"/>
          <text:p text:style-name="P3"/>
          <text:p text:style-name="P3">m</text:p>
        </draw:connector>
        <draw:connector draw:style-name="gr13" draw:text-style-name="P6" draw:layer="layout" svg:x1="11.744cm" svg:y1="13.04cm" svg:x2="12.43cm" svg:y2="13.04cm" draw:start-shape="id7" draw:start-glue-point="10" draw:end-shape="id8" draw:end-glue-point="6" svg:d="M11744 13040h686" svg:viewBox="0 0 687 1">
          <text:p text:style-name="P3"/>
          <text:p text:style-name="P3"/>
          <text:p text:style-name="P3">c</text:p>
        </draw:connector>
        <draw:connector draw:style-name="gr14" draw:text-style-name="P6" draw:layer="layout" svg:x1="9.281cm" svg:y1="11.426cm" svg:x2="10.525cm" svg:y2="13.04cm" draw:start-shape="id4" draw:start-glue-point="8" draw:end-shape="id7" draw:end-glue-point="6" svg:d="M9281 11426v1614h1244" svg:viewBox="0 0 1245 1615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m</text:p>
        </draw:connector>
        <draw:custom-shape draw:style-name="gr1" draw:text-style-name="P2" xml:id="id11" draw:id="id11" draw:layer="layout" svg:width="1.219cm" svg:height="1.219cm" svg:x="12.43cm" svg:y="14.652cm">
          <text:p text:style-name="P1"><text:span text:style-name="T1">q</text:span><text:span text:style-name="T2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219cm" svg:height="1.219cm" svg:x="10.525cm" svg:y="14.652cm">
          <text:p text:style-name="P1"><text:span text:style-name="T1">q</text:span><text:span text:style-name="T2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219cm" svg:height="1.219cm" svg:x="8.671cm" svg:y="14.652cm">
          <text:p text:style-name="P1"><text:span text:style-name="T1">q</text:span><text:span text:style-name="T2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1.219cm" svg:height="1.219cm" svg:x="12.43cm" svg:y="16.875cm">
          <text:p text:style-name="P1"><text:span text:style-name="T1">q</text:span><text:span text:style-name="T2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.219cm" svg:height="1.219cm" svg:x="10.525cm" svg:y="16.875cm">
          <text:p text:style-name="P1"><text:span text:style-name="T1">q</text:span><text:span text:style-name="T2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6" draw:layer="layout" svg:x1="6.964cm" svg:y1="15.262cm" svg:x2="8.671cm" svg:y2="15.262cm" draw:start-shape="id3" draw:start-glue-point="10" draw:end-shape="id9" draw:end-glue-point="6" svg:d="M6964 15262h1707" svg:viewBox="0 0 1708 1">
          <text:p text:style-name="P3"/>
          <text:p text:style-name="P3"/>
          <text:p text:style-name="P3">c</text:p>
        </draw:connector>
        <draw:connector draw:style-name="gr11" draw:text-style-name="P6" draw:layer="layout" svg:x1="9.89cm" svg:y1="15.262cm" svg:x2="10.525cm" svg:y2="15.262cm" draw:start-shape="id9" draw:start-glue-point="10" draw:end-shape="id10" draw:end-glue-point="6" svg:d="M9890 15262h635" svg:viewBox="0 0 636 1">
          <text:p text:style-name="P3"/>
          <text:p text:style-name="P3"/>
          <text:p text:style-name="P3">a</text:p>
        </draw:connector>
        <draw:connector draw:style-name="gr12" draw:text-style-name="P6" draw:layer="layout" svg:x1="11.744cm" svg:y1="15.262cm" svg:x2="12.43cm" svg:y2="15.262cm" draw:start-shape="id10" draw:start-glue-point="10" draw:end-shape="id11" draw:end-glue-point="6" svg:d="M11744 15262h686" svg:viewBox="0 0 687 1">
          <text:p text:style-name="P3"/>
          <text:p text:style-name="P3"/>
          <text:p text:style-name="P3">m</text:p>
        </draw:connector>
        <draw:connector draw:style-name="gr13" draw:text-style-name="P6" draw:layer="layout" svg:x1="11.744cm" svg:y1="17.485cm" svg:x2="12.43cm" svg:y2="17.485cm" draw:start-shape="id12" draw:start-glue-point="10" draw:end-shape="id13" draw:end-glue-point="6" svg:d="M11744 17485h686" svg:viewBox="0 0 687 1">
          <text:p text:style-name="P3"/>
          <text:p text:style-name="P3"/>
          <text:p text:style-name="P3">a</text:p>
        </draw:connector>
        <draw:connector draw:style-name="gr14" draw:text-style-name="P6" draw:layer="layout" svg:x1="9.281cm" svg:y1="15.871cm" svg:x2="10.525cm" svg:y2="17.485cm" draw:start-shape="id9" draw:start-glue-point="8" draw:end-shape="id12" draw:end-glue-point="6" svg:d="M9281 15871v1614h1244" svg:viewBox="0 0 1245 1615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m</text:p>
        </draw:connector>
        <draw:custom-shape draw:style-name="gr1" draw:text-style-name="P2" xml:id="id16" draw:id="id16" draw:layer="layout" svg:width="1.219cm" svg:height="1.219cm" svg:x="12.43cm" svg:y="19.415cm">
          <text:p text:style-name="P1"><text:span text:style-name="T1">q</text:span><text:span text:style-name="T2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219cm" svg:height="1.219cm" svg:x="10.525cm" svg:y="19.415cm">
          <text:p text:style-name="P1"><text:span text:style-name="T1">q</text:span><text:span text:style-name="T2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.219cm" svg:height="1.219cm" svg:x="8.671cm" svg:y="19.415cm">
          <text:p text:style-name="P1"><text:span text:style-name="T1">q</text:span><text:span text:style-name="T2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1.219cm" svg:height="1.219cm" svg:x="12.43cm" svg:y="21.822cm">
          <text:p text:style-name="P1"><text:span text:style-name="T1">q</text:span><text:span text:style-name="T2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1.219cm" svg:height="1.219cm" svg:x="10.525cm" svg:y="21.822cm">
          <text:p text:style-name="P1"><text:span text:style-name="T1">q</text:span><text:span text:style-name="T2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svg:x1="6.355cm" svg:y1="15.871cm" svg:x2="8.671cm" svg:y2="20.025cm" draw:start-shape="id3" draw:start-glue-point="8" draw:end-shape="id14" draw:end-glue-point="6" svg:d="M6355 15871v4154h2316" svg:viewBox="0 0 2317 4155">
          <text:p/>
        </draw:connector>
        <draw:connector draw:style-name="gr11" draw:text-style-name="P6" draw:layer="layout" svg:x1="9.89cm" svg:y1="20.025cm" svg:x2="10.525cm" svg:y2="20.025cm" draw:start-shape="id14" draw:start-glue-point="10" draw:end-shape="id15" draw:end-glue-point="6" svg:d="M9890 20025h635" svg:viewBox="0 0 636 1">
          <text:p text:style-name="P3"/>
          <text:p text:style-name="P3"/>
          <text:p text:style-name="P3">c</text:p>
        </draw:connector>
        <draw:connector draw:style-name="gr12" draw:text-style-name="P6" draw:layer="layout" svg:x1="11.744cm" svg:y1="20.025cm" svg:x2="12.43cm" svg:y2="20.025cm" draw:start-shape="id15" draw:start-glue-point="10" draw:end-shape="id16" draw:end-glue-point="6" svg:d="M11744 20025h686" svg:viewBox="0 0 687 1">
          <text:p text:style-name="P3"/>
          <text:p text:style-name="P3"/>
          <text:p text:style-name="P3">a</text:p>
        </draw:connector>
        <draw:connector draw:style-name="gr13" draw:text-style-name="P6" draw:layer="layout" svg:x1="11.744cm" svg:y1="22.432cm" svg:x2="12.43cm" svg:y2="22.432cm" draw:start-shape="id17" draw:start-glue-point="10" draw:end-shape="id18" draw:end-glue-point="6" svg:d="M11744 22432h686" svg:viewBox="0 0 687 1">
          <text:p text:style-name="P3"/>
          <text:p text:style-name="P3"/>
          <text:p text:style-name="P3">c</text:p>
        </draw:connector>
        <draw:connector draw:style-name="gr14" draw:text-style-name="P6" draw:layer="layout" svg:x1="9.281cm" svg:y1="20.634cm" svg:x2="10.525cm" svg:y2="22.432cm" draw:start-shape="id14" draw:start-glue-point="8" draw:end-shape="id17" draw:end-glue-point="6" svg:d="M9281 20634v1798h1244" svg:viewBox="0 0 1245 179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a</text:p>
        </draw:connector>
        <draw:connector draw:style-name="gr16" draw:text-style-name="P6" draw:layer="layout" svg:x1="13.649cm" svg:y1="10.817cm" svg:x2="15.668cm" svg:y2="16.113cm" draw:start-shape="id6" draw:start-glue-point="10" draw:end-shape="id19" svg:d="M13649 10817h978v5296h1041" svg:viewBox="0 0 2020 5297">
          <text:p/>
        </draw:connector>
        <draw:connector draw:style-name="gr17" draw:text-style-name="P6" draw:layer="layout" svg:x1="13.649cm" svg:y1="13.04cm" svg:x2="15.668cm" svg:y2="16.113cm" draw:start-shape="id8" draw:start-glue-point="10" draw:end-shape="id19" svg:d="M13649 13040h978v3073h1041" svg:viewBox="0 0 2020 3074">
          <text:p/>
        </draw:connector>
        <draw:connector draw:style-name="gr18" draw:text-style-name="P6" draw:layer="layout" svg:x1="13.649cm" svg:y1="15.262cm" svg:x2="15.668cm" svg:y2="16.113cm" draw:start-shape="id11" draw:start-glue-point="10" draw:end-shape="id19" svg:d="M13649 15262h978v851h1041" svg:viewBox="0 0 2020 852">
          <text:p/>
        </draw:connector>
        <draw:connector draw:style-name="gr19" draw:text-style-name="P6" draw:layer="layout" svg:x1="13.649cm" svg:y1="17.485cm" svg:x2="15.668cm" svg:y2="16.113cm" draw:start-shape="id13" draw:start-glue-point="10" draw:end-shape="id19" draw:end-glue-point="3" svg:d="M13649 17485h978v-1372h1041" svg:viewBox="0 0 2020 1373">
          <text:p/>
        </draw:connector>
        <draw:connector draw:style-name="gr20" draw:text-style-name="P6" draw:layer="layout" svg:x1="13.649cm" svg:y1="20.025cm" svg:x2="15.668cm" svg:y2="16.113cm" draw:start-shape="id16" draw:start-glue-point="10" draw:end-shape="id19" svg:d="M13649 20025h978v-3912h1041" svg:viewBox="0 0 2020 3913">
          <text:p/>
        </draw:connector>
        <draw:connector draw:style-name="gr21" draw:text-style-name="P6" draw:layer="layout" svg:x1="13.649cm" svg:y1="22.431cm" svg:x2="15.668cm" svg:y2="16.113cm" draw:start-shape="id18" draw:end-shape="id19" draw:end-glue-point="3" svg:d="M13649 22431h978v-6318h1041" svg:viewBox="0 0 2020 6319">
          <text:p/>
        </draw:connector>
        <draw:frame draw:style-name="gr22" draw:text-style-name="P9" draw:layer="layout" svg:width="0.976cm" svg:height="0.489cm" svg:x="14.629cm" svg:y="16.068cm">
          <draw:text-box>
            <text:p>open</text:p>
          </draw:text-box>
        </draw:frame>
        <draw:custom-shape draw:style-name="gr1" draw:text-style-name="P2" xml:id="id20" draw:id="id20" draw:layer="layout" svg:width="1.219cm" svg:height="1.219cm" svg:x="6.397cm" svg:y="7.718cm">
          <text:p text:style-name="P1"><text:span text:style-name="T1">q</text:span><text:span text:style-name="T2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draw:line-skew="0.451cm" svg:x1="9.281cm" svg:y1="10.207cm" svg:x2="7.007cm" svg:y2="8.937cm" draw:start-shape="id4" draw:start-glue-point="4" draw:end-shape="id20" draw:end-glue-point="8" svg:d="M9281 10207v-184h-2274v-1086" svg:viewBox="0 0 2275 1271">
          <text:p/>
        </draw:connector>
        <draw:connector draw:style-name="gr23" draw:text-style-name="P3" draw:layer="layout" draw:line-skew="0.451cm" svg:x1="11.135cm" svg:y1="10.207cm" svg:x2="7.007cm" svg:y2="8.937cm" draw:start-shape="id5" draw:start-glue-point="4" draw:end-shape="id20" draw:end-glue-point="8" svg:d="M11135 10207v-184h-4128v-1086" svg:viewBox="0 0 4129 1271">
          <text:p/>
        </draw:connector>
        <draw:connector draw:style-name="gr23" draw:text-style-name="P3" draw:layer="layout" draw:line-skew="0.451cm" svg:x1="13.04cm" svg:y1="10.207cm" svg:x2="7.007cm" svg:y2="8.937cm" draw:start-shape="id6" draw:start-glue-point="4" draw:end-shape="id20" draw:end-glue-point="8" svg:d="M13040 10207v-184h-6033v-1086" svg:viewBox="0 0 6034 1271">
          <text:p/>
        </draw:connector>
        <draw:connector draw:style-name="gr23" draw:text-style-name="P3" draw:layer="layout" draw:line-skew="1.562cm" svg:x1="11.135cm" svg:y1="12.43cm" svg:x2="7.007cm" svg:y2="8.937cm" draw:start-shape="id7" draw:start-glue-point="4" draw:end-shape="id20" draw:end-glue-point="8" svg:d="M11135 12430v-185h-4128v-3308" svg:viewBox="0 0 4129 3494">
          <text:p/>
        </draw:connector>
        <draw:connector draw:style-name="gr23" draw:text-style-name="P3" draw:layer="layout" draw:line-skew="1.562cm" svg:x1="13.04cm" svg:y1="12.43cm" svg:x2="7.007cm" svg:y2="8.937cm" draw:start-shape="id8" draw:start-glue-point="4" draw:end-shape="id20" draw:end-glue-point="8" svg:d="M13040 12430v-185h-6033v-3308" svg:viewBox="0 0 6034 3494">
          <text:p/>
        </draw:connector>
        <draw:frame draw:style-name="gr24" draw:text-style-name="P9" draw:layer="layout" svg:width="0.832cm" svg:height="0.489cm" svg:x="6.2cm" svg:y="9.572cm">
          <draw:text-box>
            <text:p>exit</text:p>
          </draw:text-box>
        </draw:frame>
        <draw:connector draw:style-name="gr23" draw:text-style-name="P3" draw:layer="layout" svg:x1="5.923cm" svg:y1="14.83cm" svg:x2="7.007cm" svg:y2="8.937cm" draw:start-shape="id3" draw:start-glue-point="5" draw:end-shape="id20" draw:end-glue-point="8" svg:d="M5923 14830v-3036h1084v-2857" svg:viewBox="0 0 1085 5894">
          <text:p/>
        </draw:connector>
        <draw:connector draw:style-name="gr23" draw:text-style-name="P3" draw:layer="layout" draw:line-skew="2.541cm" svg:x1="9.281cm" svg:y1="14.652cm" svg:x2="7.007cm" svg:y2="8.937cm" draw:start-shape="id9" draw:start-glue-point="4" draw:end-shape="id20" draw:end-glue-point="8" svg:d="M9281 14652v-317h-2274v-5398" svg:viewBox="0 0 2275 5716">
          <text:p/>
        </draw:connector>
        <draw:connector draw:style-name="gr23" draw:text-style-name="P3" draw:layer="layout" draw:line-skew="2.541cm" svg:x1="11.135cm" svg:y1="14.652cm" svg:x2="7.007cm" svg:y2="8.937cm" draw:start-shape="id10" draw:start-glue-point="4" draw:end-shape="id20" draw:end-glue-point="8" svg:d="M11135 14652v-317h-4128v-5398" svg:viewBox="0 0 4129 5716">
          <text:p/>
        </draw:connector>
        <draw:connector draw:style-name="gr23" draw:text-style-name="P3" draw:layer="layout" draw:line-skew="2.541cm" svg:x1="13.04cm" svg:y1="14.652cm" svg:x2="7.007cm" svg:y2="8.937cm" draw:start-shape="id11" draw:start-glue-point="4" draw:end-shape="id20" draw:end-glue-point="8" svg:d="M13040 14652v-317h-6033v-5398" svg:viewBox="0 0 6034 5716">
          <text:p/>
        </draw:connector>
        <draw:connector draw:style-name="gr23" draw:text-style-name="P3" draw:layer="layout" draw:line-skew="3.651cm" svg:x1="11.135cm" svg:y1="16.875cm" svg:x2="7.006cm" svg:y2="8.937cm" draw:start-shape="id12" draw:start-glue-point="4" draw:end-shape="id20" svg:d="M11135 16875v-318h-4129v-7620" svg:viewBox="0 0 4130 7939">
          <text:p/>
        </draw:connector>
        <draw:connector draw:style-name="gr23" draw:text-style-name="P3" draw:layer="layout" draw:line-skew="3.651cm" svg:x1="13.04cm" svg:y1="16.875cm" svg:x2="7.007cm" svg:y2="8.937cm" draw:start-shape="id13" draw:start-glue-point="4" draw:end-shape="id20" draw:end-glue-point="8" svg:d="M13040 16875v-318h-6033v-7620" svg:viewBox="0 0 6034 7939">
          <text:p/>
        </draw:connector>
        <draw:connector draw:style-name="gr23" draw:text-style-name="P3" draw:layer="layout" draw:line-skew="4.921cm" svg:x1="9.281cm" svg:y1="19.415cm" svg:x2="7.007cm" svg:y2="8.937cm" draw:start-shape="id14" draw:start-glue-point="4" draw:end-shape="id20" draw:end-glue-point="8" svg:d="M9281 19415v-318h-2274v-10160" svg:viewBox="0 0 2275 10479">
          <text:p/>
        </draw:connector>
        <draw:connector draw:style-name="gr23" draw:text-style-name="P3" draw:layer="layout" draw:line-skew="4.921cm" svg:x1="11.135cm" svg:y1="19.415cm" svg:x2="7.007cm" svg:y2="8.937cm" draw:start-shape="id15" draw:start-glue-point="4" draw:end-shape="id20" draw:end-glue-point="8" svg:d="M11135 19415v-318h-4128v-10160" svg:viewBox="0 0 4129 10479">
          <text:p/>
        </draw:connector>
        <draw:connector draw:style-name="gr23" draw:text-style-name="P3" draw:layer="layout" draw:line-skew="4.921cm" svg:x1="13.04cm" svg:y1="19.415cm" svg:x2="7.007cm" svg:y2="8.937cm" draw:start-shape="id16" draw:start-glue-point="4" draw:end-shape="id20" draw:end-glue-point="8" svg:d="M13040 19415v-318h-6033v-10160" svg:viewBox="0 0 6034 10479">
          <text:p/>
        </draw:connector>
        <draw:connector draw:style-name="gr23" draw:text-style-name="P3" draw:layer="layout" draw:line-skew="6.258cm" svg:x1="11.135cm" svg:y1="21.822cm" svg:x2="7.007cm" svg:y2="8.937cm" draw:start-shape="id17" draw:start-glue-point="4" draw:end-shape="id20" draw:end-glue-point="8" svg:d="M11135 21822v-185h-4128v-12700" svg:viewBox="0 0 4129 12886">
          <text:p/>
        </draw:connector>
        <draw:connector draw:style-name="gr23" draw:text-style-name="P3" draw:layer="layout" draw:line-skew="6.258cm" svg:x1="13.04cm" svg:y1="21.822cm" svg:x2="7.006cm" svg:y2="8.937cm" draw:start-shape="id18" draw:start-glue-point="4" draw:end-shape="id20" svg:d="M13040 21822v-185h-6034v-12700" svg:viewBox="0 0 6035 12886">
          <text:p/>
        </draw:connector>
        <draw:connector draw:style-name="gr23" draw:text-style-name="P3" draw:layer="layout" svg:x1="4.297cm" svg:y1="14.83cm" svg:x2="7.007cm" svg:y2="8.937cm" draw:start-shape="id2" draw:start-glue-point="11" draw:end-shape="id20" draw:end-glue-point="8" svg:d="M4297 14830v-3036h2710v-2857" svg:viewBox="0 0 2711 5894">
          <text:p/>
        </draw:connector>
        <draw:frame draw:style-name="gr25" draw:text-style-name="P10" draw:layer="layout" svg:width="0.621cm" svg:height="0.489cm" svg:x="7.667cm" svg:y="10.886cm">
          <draw:text-box>
            <text:p><text:span text:style-name="T12">a</text:span></text:p>
          </draw:text-box>
        </draw:frame>
        <draw:frame draw:style-name="gr26" draw:text-style-name="P9" draw:layer="layout" svg:width="0.68cm" svg:height="0.489cm" svg:x="7.622cm" svg:y="20.094cm">
          <draw:text-box>
            <text:p>m</text:p>
          </draw:text-box>
        </draw:frame>
        <draw:custom-shape draw:style-name="gr1" draw:text-style-name="P2" xml:id="id21" draw:id="id21" draw:layer="layout" svg:width="1.219cm" svg:height="1.219cm" svg:x="1cm" svg:y="21.688cm">
          <text:p text:style-name="P1"><text:span text:style-name="T1">q</text:span><text:span text:style-name="T2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svg:x1="2.228cm" svg:y1="15.871cm" svg:x2="1.61cm" svg:y2="21.688cm" draw:start-shape="id1" draw:start-glue-point="8" draw:end-shape="id21" draw:end-glue-point="4" svg:d="M2228 15871v2908h-618v2909" svg:viewBox="0 0 619 5818">
          <text:p/>
        </draw:connector>
        <draw:frame draw:style-name="gr27" draw:text-style-name="P9" draw:layer="layout" svg:width="0.667cm" svg:height="0.489cm" svg:x="1.635cm" svg:y="21.002cm">
          <draw:text-box>
            <text:p>\y</text:p>
          </draw:text-box>
        </draw:frame>
        <draw:connector draw:style-name="gr28" draw:text-style-name="P3" draw:layer="layout" svg:x1="7.438cm" svg:y1="7.896cm" svg:x2="6.575cm" svg:y2="7.896cm" draw:start-shape="id20" draw:start-glue-point="11" draw:end-shape="id20" draw:end-glue-point="5" svg:d="M7438 7896v-680h-863v680" svg:viewBox="0 0 864 681">
          <text:p/>
        </draw:connector>
        <draw:connector draw:style-name="gr29" draw:text-style-name="P3" draw:layer="layout" svg:x1="2.041cm" svg:y1="22.729cm" svg:x2="1.178cm" svg:y2="22.729cm" draw:start-shape="id21" draw:start-glue-point="9" draw:end-shape="id21" draw:end-glue-point="7" svg:d="M2041 22729v679h-863v-679" svg:viewBox="0 0 864 680">
          <text:p text:style-name="P3"/>
          <text:p text:style-name="P3"/>
          <text:p text:style-name="P3"/>
          <text:p text:style-name="P3"/>
          <text:p text:style-name="P3"/>
          <text:p text:style-name="P3"><text:span text:style-name="T13">Σ</text:span><text:span text:style-name="T14"> </text:span></text:p>
        </draw:connector>
        <draw:frame draw:style-name="gr30" draw:text-style-name="P9" draw:layer="layout" svg:width="0.667cm" svg:height="0.467cm" svg:x="6.683cm" svg:y="6.782cm">
          <draw:text-box>
            <text:p><text:span text:style-name="T13">Σ</text:span></text:p>
          </draw:text-box>
        </draw:frame>
        <draw:connector draw:style-name="gr29" draw:text-style-name="P3" draw:layer="layout" svg:x1="4.297cm" svg:y1="15.693cm" svg:x2="3.434cm" svg:y2="15.693cm" draw:start-shape="id2" draw:start-glue-point="9" draw:end-shape="id2" draw:end-glue-point="7" svg:d="M4297 15693v679h-863v-679" svg:viewBox="0 0 864 680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\unlock, \exit</text:p>
          <text:p text:style-name="P3"/>
        </draw:connector>
        <draw:connector draw:style-name="gr29" draw:text-style-name="P3" draw:layer="layout" svg:x1="6.786cm" svg:y1="15.693cm" svg:x2="5.923cm" svg:y2="15.693cm" draw:start-shape="id3" draw:start-glue-point="9" draw:end-shape="id3" draw:end-glue-point="7" svg:d="M6786 15693v679h-863v-679" svg:viewBox="0 0 864 680">
          <text:p text:style-name="P3"/>
          <text:p text:style-name="P3"/>
          <text:p text:style-name="P3"/>
          <text:p text:style-name="P3"/>
          <text:p text:style-name="P3">\a, \c, \m, \exit</text:p>
        </draw:connector>
        <draw:connector draw:style-name="gr29" draw:text-style-name="P3" draw:layer="layout" svg:x1="9.712cm" svg:y1="11.248cm" svg:x2="8.849cm" svg:y2="11.248cm" draw:start-shape="id4" draw:start-glue-point="9" draw:end-shape="id4" draw:end-glue-point="7" svg:d="M9712 11248v679h-863v-679" svg:viewBox="0 0 864 680">
          <text:p text:style-name="P3">\open, \c, \m, \exit</text:p>
        </draw:connector>
        <draw:connector draw:style-name="gr29" draw:text-style-name="P7" draw:layer="layout" svg:x1="9.712cm" svg:y1="15.693cm" svg:x2="8.849cm" svg:y2="15.693cm" draw:start-shape="id9" draw:start-glue-point="9" draw:end-shape="id9" draw:end-glue-point="7" svg:d="M9712 15693v679h-863v-679" svg:viewBox="0 0 864 680">
          <text:p text:style-name="P7">\open, \a, \m, \exit</text:p>
        </draw:connector>
        <draw:connector draw:style-name="gr29" draw:text-style-name="P3" draw:layer="layout" svg:x1="9.712cm" svg:y1="20.456cm" svg:x2="8.849cm" svg:y2="20.456cm" draw:start-shape="id14" draw:start-glue-point="9" draw:end-shape="id14" draw:end-glue-point="7" svg:d="M9712 20456v679h-863v-679" svg:viewBox="0 0 864 680">
          <text:p text:style-name="P3">\open, \a, \c, \exit</text:p>
        </draw:connector>
        <draw:connector draw:style-name="gr29" draw:text-style-name="P7" draw:layer="layout" svg:x1="11.566cm" svg:y1="22.863cm" svg:x2="10.703cm" svg:y2="22.863cm" draw:start-shape="id17" draw:start-glue-point="9" draw:end-shape="id17" draw:end-glue-point="7" svg:d="M11566 22863v679h-863v-679" svg:viewBox="0 0 864 680">
          <text:p text:style-name="P7">\open, \c, \exit</text:p>
        </draw:connector>
        <draw:connector draw:style-name="gr29" draw:text-style-name="P7" draw:layer="layout" svg:x1="13.471cm" svg:y1="22.863cm" svg:x2="12.608cm" svg:y2="22.863cm" draw:start-shape="id18" draw:start-glue-point="9" draw:end-shape="id18" draw:end-glue-point="7" svg:d="M13471 22863v679h-863v-679" svg:viewBox="0 0 864 680">
          <text:p text:style-name="P7">\open, \exit</text:p>
        </draw:connector>
        <draw:connector draw:style-name="gr29" draw:text-style-name="P7" draw:layer="layout" svg:x1="13.471cm" svg:y1="20.456cm" svg:x2="12.608cm" svg:y2="20.456cm" draw:start-shape="id16" draw:start-glue-point="9" draw:end-shape="id16" draw:end-glue-point="7" svg:d="M13471 20456v679h-863v-679" svg:viewBox="0 0 864 680">
          <text:p text:style-name="P7">\open, \exit</text:p>
        </draw:connector>
        <draw:connector draw:style-name="gr29" draw:text-style-name="P3" draw:layer="layout" svg:x1="11.566cm" svg:y1="20.456cm" svg:x2="10.703cm" svg:y2="20.456cm" draw:start-shape="id15" draw:start-glue-point="9" draw:end-shape="id15" draw:end-glue-point="7" svg:d="M11566 20456v679h-863v-679" svg:viewBox="0 0 864 680">
          <text:p text:style-name="P3">\open, \a, \exit</text:p>
        </draw:connector>
        <draw:connector draw:style-name="gr29" draw:text-style-name="P7" draw:layer="layout" svg:x1="13.471cm" svg:y1="17.916cm" svg:x2="12.608cm" svg:y2="17.916cm" draw:start-shape="id13" draw:start-glue-point="9" draw:end-shape="id13" draw:end-glue-point="7" svg:d="M13471 17916v679h-863v-679" svg:viewBox="0 0 864 680">
          <text:p text:style-name="P7">\open, \exit</text:p>
        </draw:connector>
        <draw:connector draw:style-name="gr29" draw:text-style-name="P7" draw:layer="layout" svg:x1="11.566cm" svg:y1="17.916cm" svg:x2="10.703cm" svg:y2="17.916cm" draw:start-shape="id12" draw:start-glue-point="9" draw:end-shape="id12" draw:end-glue-point="7" svg:d="M11566 17916v679h-863v-679" svg:viewBox="0 0 864 680">
          <text:p text:style-name="P7">\open, \a, \exit</text:p>
        </draw:connector>
        <draw:connector draw:style-name="gr29" draw:text-style-name="P7" draw:layer="layout" svg:x1="11.566cm" svg:y1="15.693cm" svg:x2="10.703cm" svg:y2="15.693cm" draw:start-shape="id10" draw:start-glue-point="9" draw:end-shape="id10" draw:end-glue-point="7" svg:d="M11566 15693v679h-863v-679" svg:viewBox="0 0 864 680">
          <text:p text:style-name="P7">\open, \m, \exit</text:p>
        </draw:connector>
        <draw:connector draw:style-name="gr29" draw:text-style-name="P7" draw:layer="layout" svg:x1="13.471cm" svg:y1="15.693cm" svg:x2="12.608cm" svg:y2="15.693cm" draw:start-shape="id11" draw:start-glue-point="9" draw:end-shape="id11" draw:end-glue-point="7" svg:d="M13471 15693v679h-863v-679" svg:viewBox="0 0 864 680">
          <text:p text:style-name="P7">\open, \exit</text:p>
        </draw:connector>
        <draw:connector draw:style-name="gr29" draw:text-style-name="P7" draw:layer="layout" svg:x1="13.471cm" svg:y1="13.471cm" svg:x2="12.608cm" svg:y2="13.471cm" draw:start-shape="id8" draw:start-glue-point="9" draw:end-shape="id8" draw:end-glue-point="7" svg:d="M13471 13471v679h-863v-679" svg:viewBox="0 0 864 680">
          <text:p text:style-name="P7">\open, \exit</text:p>
        </draw:connector>
        <draw:connector draw:style-name="gr29" draw:text-style-name="P3" draw:layer="layout" svg:x1="11.566cm" svg:y1="13.471cm" svg:x2="10.703cm" svg:y2="13.471cm" draw:start-shape="id7" draw:start-glue-point="9" draw:end-shape="id7" draw:end-glue-point="7" svg:d="M11566 13471v679h-863v-679" svg:viewBox="0 0 864 680">
          <text:p text:style-name="P3">\open, \c, \exit</text:p>
        </draw:connector>
        <draw:connector draw:style-name="gr29" draw:text-style-name="P3" draw:layer="layout" svg:x1="11.566cm" svg:y1="11.248cm" svg:x2="10.703cm" svg:y2="11.248cm" draw:start-shape="id5" draw:start-glue-point="9" draw:end-shape="id5" draw:end-glue-point="7" svg:d="M11566 11248v679h-863v-679" svg:viewBox="0 0 864 680">
          <text:p text:style-name="P3">\open, \m, \exit</text:p>
        </draw:connector>
        <draw:connector draw:style-name="gr29" draw:text-style-name="P3" draw:layer="layout" svg:x1="13.471cm" svg:y1="11.248cm" svg:x2="12.608cm" svg:y2="11.248cm" draw:start-shape="id6" draw:start-glue-point="9" draw:end-shape="id6" draw:end-glue-point="7" svg:d="M13471 11248v679h-863v-679" svg:viewBox="0 0 864 680">
          <text:p text:style-name="P3">\open, \exit</text:p>
        </draw:connector>
        <draw:connector draw:style-name="gr29" draw:text-style-name="P3" draw:layer="layout" svg:x1="17.192cm" svg:y1="16.113cm" svg:x2="16.43cm" svg:y2="16.875cm" draw:start-shape="id19" draw:start-glue-point="1" draw:end-shape="id19" draw:end-glue-point="2" svg:d="M17192 16113h564v1327h-1326v-565" svg:viewBox="0 0 1327 1328"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>Σ</text:span><text:span text:style-name="T14"> </text:span></text:p>
        </draw:connector>
        <draw:connector draw:style-name="gr31" draw:text-style-name="P3" draw:layer="layout" draw:line-skew="-0.15cm" svg:x1="8.849cm" svg:y1="10.385cm" svg:x2="6.786cm" svg:y2="14.83cm" draw:start-shape="id4" draw:start-glue-point="5" draw:end-shape="id3" draw:end-glue-point="11" svg:d="M8849 10385h-1182v4445h-881" svg:viewBox="0 0 2064 4446">
          <text:p/>
        </draw:connector>
        <draw:connector draw:style-name="gr31" draw:text-style-name="P3" draw:layer="layout" draw:line-skew="-1.077cm" svg:x1="10.703cm" svg:y1="10.385cm" svg:x2="6.786cm" svg:y2="14.83cm" draw:start-shape="id5" draw:start-glue-point="5" draw:end-shape="id3" draw:end-glue-point="11" svg:d="M10703 10385h-3036v4445h-881" svg:viewBox="0 0 3918 4446">
          <text:p/>
        </draw:connector>
        <draw:connector draw:style-name="gr31" draw:text-style-name="P3" draw:layer="layout" draw:line-skew="-1.077cm" svg:x1="10.703cm" svg:y1="12.608cm" svg:x2="6.786cm" svg:y2="14.83cm" draw:start-shape="id7" draw:start-glue-point="5" draw:end-shape="id3" draw:end-glue-point="11" svg:d="M10703 12608h-3036v2222h-881" svg:viewBox="0 0 3918 2223">
          <text:p/>
        </draw:connector>
        <draw:connector draw:style-name="gr31" draw:text-style-name="P3" draw:layer="layout" svg:x1="8.849cm" svg:y1="14.83cm" svg:x2="6.786cm" svg:y2="14.83cm" draw:start-shape="id9" draw:start-glue-point="5" draw:end-shape="id3" draw:end-glue-point="11" svg:d="M8849 14830h-2063" svg:viewBox="0 0 2064 1">
          <text:p/>
        </draw:connector>
        <draw:connector draw:style-name="gr31" draw:text-style-name="P3" draw:layer="layout" svg:x1="10.703cm" svg:y1="14.83cm" svg:x2="6.786cm" svg:y2="14.83cm" draw:start-shape="id10" draw:start-glue-point="5" draw:end-shape="id3" draw:end-glue-point="11" svg:d="M10703 14830h-3917" svg:viewBox="0 0 3918 1">
          <text:p/>
        </draw:connector>
        <draw:connector draw:style-name="gr31" draw:text-style-name="P3" draw:layer="layout" draw:line-skew="-1.077cm" svg:x1="10.703cm" svg:y1="17.053cm" svg:x2="6.786cm" svg:y2="14.83cm" draw:start-shape="id12" draw:start-glue-point="5" draw:end-shape="id3" draw:end-glue-point="11" svg:d="M10703 17053h-3036v-2223h-881" svg:viewBox="0 0 3918 2224">
          <text:p/>
        </draw:connector>
        <draw:connector draw:style-name="gr31" draw:text-style-name="P3" draw:layer="layout" draw:line-skew="-0.15cm" svg:x1="8.849cm" svg:y1="19.593cm" svg:x2="6.786cm" svg:y2="14.83cm" draw:start-shape="id14" draw:start-glue-point="5" draw:end-shape="id3" draw:end-glue-point="11" svg:d="M8849 19593h-1182v-4763h-881" svg:viewBox="0 0 2064 4764">
          <text:p/>
        </draw:connector>
        <draw:connector draw:style-name="gr31" draw:text-style-name="P3" draw:layer="layout" draw:line-skew="-1.077cm" svg:x1="10.703cm" svg:y1="19.593cm" svg:x2="6.786cm" svg:y2="14.83cm" draw:start-shape="id15" draw:start-glue-point="5" draw:end-shape="id3" draw:end-glue-point="11" svg:d="M10703 19593h-3036v-4763h-881" svg:viewBox="0 0 3918 4764">
          <text:p/>
        </draw:connector>
        <draw:connector draw:style-name="gr31" draw:text-style-name="P3" draw:layer="layout" draw:line-skew="-1.077cm" svg:x1="10.703cm" svg:y1="22cm" svg:x2="6.786cm" svg:y2="14.83cm" draw:start-shape="id17" draw:start-glue-point="5" draw:end-shape="id3" draw:end-glue-point="11" svg:d="M10703 22000h-3036v-7170h-881" svg:viewBox="0 0 3918 7171">
          <text:p/>
        </draw:connector>
        <draw:connector draw:style-name="gr31" draw:text-style-name="P3" draw:layer="layout" draw:line-skew="-2.03cm" svg:x1="12.608cm" svg:y1="22cm" svg:x2="6.786cm" svg:y2="14.83cm" draw:start-shape="id18" draw:start-glue-point="5" draw:end-shape="id3" draw:end-glue-point="11" svg:d="M12608 22000h-4941v-7170h-881" svg:viewBox="0 0 5823 7171">
          <text:p/>
        </draw:connector>
        <draw:frame draw:style-name="gr32" draw:text-style-name="P9" draw:layer="layout" svg:width="0.976cm" svg:height="0.489cm" svg:x="6.872cm" svg:y="14.809cm">
          <draw:text-box>
            <text:p>open</text:p>
          </draw:text-box>
        </draw:frame>
        <draw:custom-shape draw:style-name="gr33" draw:text-style-name="P11" draw:layer="layout" svg:width="0.051cm" svg:height="0.051cm" svg:x="9.246cm" svg:y="10.3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0.051cm" svg:height="0.051cm" svg:x="9.256cm" svg:y="14.8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0.051cm" svg:height="0.051cm" svg:x="9.25cm" svg:y="19.5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Cantarell2" svg:font-family="Cantarell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1" svg:font-family="'Noto Sans'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TexMaths Roman" svg:font-family="'TexMaths Roman'" style:font-pitch="variable"/>
    <style:font-face style:name="TexMaths Roman1" svg:font-family="'TexMaths Roman'"/>
    <style:font-face style:name="TexMaths Symbols" svg:font-family="'TexMaths Symbols'" style:font-pitch="variable"/>
    <style:font-face style:name="TexMaths Symbols1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3" draw:display-name="Arrowheads 113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3" draw:display-name="Arrowheads 83" svg:viewBox="0 0 20 20" svg:d="M0 20l10-20 10 20z"/>
    <draw:marker draw:name="Arrowheads_20_91" draw:display-name="Arrowheads 9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5983b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6pt" fo:font-style="normal" fo:text-shadow="none" style:text-underline-style="none" fo:font-weight="normal" style:letter-kerning="true" style:font-name-asian="Noto Sans3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5983b0" draw:fill="none"/>
      <style:text-properties fo:font-weight="normal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  <style:text-properties fo:font-weight="normal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20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0pt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urple_20_Object_20_without_20_fill" style:display-name="Purple Object without fill" style:family="graphic" style:parent-style-name="objectwithoutfill">
      <style:graphic-properties svg:stroke-color="#8d1d75" draw:marker-end="Arrowheads_20_83"/>
    </style:style>
    <style:style style:name="Green_20_Object_20_without_20_fill" style:display-name="Green Object without fill" style:family="graphic" style:parent-style-name="objectwithoutfill">
      <style:graphic-properties svg:stroke-color="#3faf46" draw:marker-end="Arrowheads_20_91" draw:shadow-offset-x="0.203cm" draw:shadow-offset-y="0.203cm"/>
    </style:style>
    <style:style style:name="Orange_20_Object_20_without_20_fill" style:display-name="Orange Object without fill" style:family="graphic" style:parent-style-name="objectwithoutfill">
      <style:graphic-properties svg:stroke-color="#ff5429" draw:marker-end="Arrowheads_20_11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opold Meinel</meta:initial-creator>
    <meta:creation-date>2023-09-20T18:17:40.160721466</meta:creation-date>
    <meta:generator>LibreOffice/7.5.7.1$Linux_X86_64 LibreOffice_project/50$Build-1</meta:generator>
    <dc:date>2023-10-08T14:20:02.878975324</dc:date>
    <dc:creator>Leopold Meinel</dc:creator>
    <meta:editing-duration>PT9H42M30S</meta:editing-duration>
    <meta:editing-cycles>56</meta:editing-cycles>
    <meta:document-statistic meta:object-count="107"/>
  </office:meta>
</office:document-meta>
</file>